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P45" style:family="paragraph" style:parent-style-name="Standard">
      <style:paragraph-properties fo:text-align="start" style:justify-single-word="false"/>
      <style:text-properties officeooo:rsid="004915ba" officeooo:paragraph-rsid="004915ba"/>
    </style:style>
    <style:style style:name="P46" style:family="paragraph" style:parent-style-name="Standard">
      <style:paragraph-properties fo:text-align="start" style:justify-single-word="false"/>
      <style:text-properties officeooo:rsid="0049bb88" officeooo:paragraph-rsid="0049bb88"/>
    </style:style>
    <style:style style:name="P47" style:family="paragraph" style:parent-style-name="Standard">
      <style:paragraph-properties fo:text-align="start" style:justify-single-word="false"/>
      <style:text-properties officeooo:rsid="004c2d54" officeooo:paragraph-rsid="004c2d54"/>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text:p text:style-name="P45">Vamos a crear dos rutas, una getImageInfo donde devolvemos el titulo y url para acceder a la imagen y la otra, serveImage donde servimos esa imagen.</text:p>
      <text:p text:style-name="P45">Abriremos otra ruta donde servimos todo lo publico.</text:p>
      <text:p text:style-name="P46">Todo esto va en el controller images.</text:p>
      <text:p text:style-name="P46"/>
      <text:p text:style-name="P47">Conseguimos cargar las imagenes trayendolas como blobs.</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7T09:43:40.167618293</dc:date>
    <meta:editing-duration>PT17H28M4S</meta:editing-duration>
    <meta:editing-cycles>25</meta:editing-cycles>
    <meta:document-statistic meta:table-count="0" meta:image-count="1" meta:object-count="0" meta:page-count="4" meta:paragraph-count="66" meta:word-count="1091" meta:character-count="6611" meta:non-whitespace-character-count="5584"/>
  </office:meta>
</office:document-meta>
</file>